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24-12-19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23-12-13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22-12-17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18-12-09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17-12-12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16-12-05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4752" calcext:value-type="float">
            <text:p>58.59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47152" calcext:value-type="float">
            <text:p>58.74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9632" calcext:value-type="float">
            <text:p>59.53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1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1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684" calcext:value-type="float">
            <text:p>58.5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0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0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06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0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0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0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0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200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448" calcext:value-type="float">
            <text:p>58.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199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199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199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199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199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7424" calcext:value-type="float">
            <text:p>58.63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199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198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198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0576" calcext:value-type="float">
            <text:p>58.7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198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1912" calcext:value-type="float">
            <text:p>58.7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201</text:p>
          </table:table-cell>
          <table:table-cell office:value-type="string" calcext:value-type="string">
            <text:p>198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